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23.35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3.18mm"/>
    </style:style>
    <style:style style:name="co10" style:family="table-column">
      <style:table-column-properties fo:break-before="auto" style:column-width="38.15mm"/>
    </style:style>
    <style:style style:name="co11" style:family="table-column">
      <style:table-column-properties fo:break-before="auto" style:column-width="16.9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ximizeFilldegree" table:style-name="ta1">
        <table:shapes>
          <draw:frame draw:z-index="0" draw:style-name="gr1" draw:text-style-name="P1" svg:width="316.44mm" svg:height="200.13mm" svg:x="299.65mm" svg:y="21.49mm">
            <draw:object draw:notify-on-update-of-ranges="MaximizeFilldegree.B1:MaximizeFilldegree.B1 MaximizeFilldegree.B2:MaximizeFilldegree.B192 MaximizeFilldegree.C1:MaximizeFilldegree.C1 MaximizeFilldegree.C2:MaximizeFilldegree.C192 MaximizeFilldegree.F1:MaximizeFilldegree.F1 MaximizeFilldegree.F2:MaximizeFilldegree.F192 MaximizeFilldegree.K1:MaximizeFilldegree.K1 MaximizeFilldegree.K2:MaximizeFilldegree.K1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CartonSize</text:p>
          </table:table-cell>
          <table:table-cell office:value-type="string" calcext:value-type="string">
            <text:p>intSteps</text:p>
          </table:table-cell>
          <table:table-cell office:value-type="string" calcext:value-type="string">
            <text:p>intCountingSplits</text:p>
          </table:table-cell>
          <table:table-cell office:value-type="string" calcext:value-type="string">
            <text:p>intCountingSplitsQty</text:p>
          </table:table-cell>
          <table:table-cell office:value-type="string" calcext:value-type="string">
            <text:p>intCountTargetUnits</text:p>
          </table:table-cell>
          <table:table-cell office:value-type="string" calcext:value-type="string">
            <text:p>avgFilldegree</text:p>
          </table:table-cell>
          <table:table-cell office:value-type="string" calcext:value-type="string">
            <text:p>timeToEmpty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office:value-type="string" calcext:value-type="string">
            <text:p>timeTota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vg Filldegree</text:p>
          </table:table-cell>
          <table:table-cell table:style-name="ce1" office:value-type="percentage" office:value="0.96" calcext:value-type="percentage">
            <text:p>96,00 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23.5" calcext:value-type="float">
            <text:p>23,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 Time (s)</text:p>
          </table:table-cell>
          <table:table-cell table:formula="of:=53.5*7" office:value-type="float" office:value="374.5" calcext:value-type="float">
            <text:p>374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27.5" calcext:value-type="float">
            <text:p>27,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37.5" calcext:value-type="float">
            <text:p>37,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49.5" calcext:value-type="float">
            <text:p>49,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5.5" calcext:value-type="float">
            <text:p>85,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1.5" calcext:value-type="float">
            <text:p>91,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80.5" calcext:value-type="float">
            <text:p>80,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32.5" calcext:value-type="float">
            <text:p>132,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11.5" calcext:value-type="float">
            <text:p>211,5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37.5" calcext:value-type="float">
            <text:p>137,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36.5" calcext:value-type="float">
            <text:p>136,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06" calcext:value-type="float">
            <text:p>406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98" calcext:value-type="float">
            <text:p>198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95" calcext:value-type="float">
            <text:p>195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51" calcext:value-type="float">
            <text:p>651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325.5" calcext:value-type="float">
            <text:p>325,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04" calcext:value-type="float">
            <text:p>50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247.5" calcext:value-type="float">
            <text:p>247,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244.5" calcext:value-type="float">
            <text:p>244,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76" calcext:value-type="float">
            <text:p>2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39" calcext:value-type="float">
            <text:p>53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269.5" calcext:value-type="float">
            <text:p>269,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265" calcext:value-type="float">
            <text:p>26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87.5" calcext:value-type="float">
            <text:p>187,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64" calcext:value-type="float">
            <text:p>664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332" calcext:value-type="float">
            <text:p>332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52" calcext:value-type="float">
            <text:p>652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326" calcext:value-type="float">
            <text:p>326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44" calcext:value-type="float">
            <text:p>644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22" calcext:value-type="float">
            <text:p>322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20" calcext:value-type="float">
            <text:p>720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360" calcext:value-type="float">
            <text:p>360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04" calcext:value-type="float">
            <text:p>70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352" calcext:value-type="float">
            <text:p>352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304.5" calcext:value-type="float">
            <text:p>304,5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84" calcext:value-type="float">
            <text:p>684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340" calcext:value-type="float">
            <text:p>340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46" calcext:value-type="float">
            <text:p>84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423" calcext:value-type="float">
            <text:p>423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744" calcext:value-type="float">
            <text:p>744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372" calcext:value-type="float">
            <text:p>372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732" calcext:value-type="float">
            <text:p>732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366" calcext:value-type="float">
            <text:p>366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13" calcext:value-type="float">
            <text:p>813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406.5" calcext:value-type="float">
            <text:p>406,5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20" calcext:value-type="float">
            <text:p>720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360" calcext:value-type="float">
            <text:p>360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891" calcext:value-type="float">
            <text:p>89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445.5" calcext:value-type="float">
            <text:p>445,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784" calcext:value-type="float">
            <text:p>784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392" calcext:value-type="float">
            <text:p>39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772" calcext:value-type="float">
            <text:p>772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86" calcext:value-type="float">
            <text:p>386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382" calcext:value-type="float">
            <text:p>38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55" calcext:value-type="float">
            <text:p>85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27.5" calcext:value-type="float">
            <text:p>427,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40" calcext:value-type="float">
            <text:p>84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315" calcext:value-type="float">
            <text:p>315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945" calcext:value-type="float">
            <text:p>945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680" calcext:value-type="float">
            <text:p>168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840" calcext:value-type="float">
            <text:p>840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70" calcext:value-type="float">
            <text:p>1470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60" calcext:value-type="float">
            <text:p>1260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150" calcext:value-type="float">
            <text:p>1150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40" calcext:value-type="float">
            <text:p>1340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70" calcext:value-type="float">
            <text:p>670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30" calcext:value-type="float">
            <text:p>133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665" calcext:value-type="float">
            <text:p>665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20" calcext:value-type="float">
            <text:p>1320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660" calcext:value-type="float">
            <text:p>660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210" calcext:value-type="float">
            <text:p>121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05" calcext:value-type="float">
            <text:p>605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600" calcext:value-type="float">
            <text:p>600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290" calcext:value-type="float">
            <text:p>1290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45" calcext:value-type="float">
            <text:p>645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380" calcext:value-type="float">
            <text:p>1380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690" calcext:value-type="float">
            <text:p>690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370" calcext:value-type="float">
            <text:p>137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685" calcext:value-type="float">
            <text:p>685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260" calcext:value-type="float">
            <text:p>126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350" calcext:value-type="float">
            <text:p>135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75" calcext:value-type="float">
            <text:p>67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40" calcext:value-type="float">
            <text:p>144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530" calcext:value-type="float">
            <text:p>153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65" calcext:value-type="float">
            <text:p>76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20" calcext:value-type="float">
            <text:p>142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10" calcext:value-type="float">
            <text:p>14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05" calcext:value-type="float">
            <text:p>70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00" calcext:value-type="float">
            <text:p>1300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490" calcext:value-type="float">
            <text:p>1490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45" calcext:value-type="float">
            <text:p>745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480" calcext:value-type="float">
            <text:p>148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40" calcext:value-type="float">
            <text:p>740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470" calcext:value-type="float">
            <text:p>147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560" calcext:value-type="float">
            <text:p>15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780" calcext:value-type="float">
            <text:p>780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50" calcext:value-type="float">
            <text:p>1350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675" calcext:value-type="float">
            <text:p>675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640" calcext:value-type="float">
            <text:p>1640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20" calcext:value-type="float">
            <text:p>820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630" calcext:value-type="float">
            <text:p>1630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815" calcext:value-type="float">
            <text:p>815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620" calcext:value-type="float">
            <text:p>162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810" calcext:value-type="float">
            <text:p>810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710" calcext:value-type="float">
            <text:p>1710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855" calcext:value-type="float">
            <text:p>855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600" calcext:value-type="float">
            <text:p>1600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690" calcext:value-type="float">
            <text:p>1690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45" calcext:value-type="float">
            <text:p>845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680" calcext:value-type="float">
            <text:p>1680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840" calcext:value-type="float">
            <text:p>840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70" calcext:value-type="float">
            <text:p>147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960" calcext:value-type="float">
            <text:p>1960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80" calcext:value-type="float">
            <text:p>980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750" calcext:value-type="float">
            <text:p>175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75" calcext:value-type="float">
            <text:p>875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840" calcext:value-type="float">
            <text:p>184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20" calcext:value-type="float">
            <text:p>920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830" calcext:value-type="float">
            <text:p>183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15" calcext:value-type="float">
            <text:p>915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820" calcext:value-type="float">
            <text:p>182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910" calcext:value-type="float">
            <text:p>910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910" calcext:value-type="float">
            <text:p>1910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55" calcext:value-type="float">
            <text:p>95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50" calcext:value-type="float">
            <text:p>850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890" calcext:value-type="float">
            <text:p>189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45" calcext:value-type="float">
            <text:p>94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880" calcext:value-type="float">
            <text:p>188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40" calcext:value-type="float">
            <text:p>940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070" calcext:value-type="float">
            <text:p>2070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35" calcext:value-type="float">
            <text:p>1035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60" calcext:value-type="float">
            <text:p>1960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80" calcext:value-type="float">
            <text:p>980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950" calcext:value-type="float">
            <text:p>1950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75" calcext:value-type="float">
            <text:p>975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40" calcext:value-type="float">
            <text:p>194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70" calcext:value-type="float">
            <text:p>970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0" calcext:value-type="float">
            <text:p>193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965" calcext:value-type="float">
            <text:p>965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10" calcext:value-type="float">
            <text:p>1010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05" calcext:value-type="float">
            <text:p>90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90" calcext:value-type="float">
            <text:p>2390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95" calcext:value-type="float">
            <text:p>119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80" calcext:value-type="float">
            <text:p>218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90" calcext:value-type="float">
            <text:p>1090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270" calcext:value-type="float">
            <text:p>2270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135" calcext:value-type="float">
            <text:p>1135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260" calcext:value-type="float">
            <text:p>226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30" calcext:value-type="float">
            <text:p>1130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50" calcext:value-type="float">
            <text:p>2150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075" calcext:value-type="float">
            <text:p>1075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240" calcext:value-type="float">
            <text:p>2240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20" calcext:value-type="float">
            <text:p>1120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30" calcext:value-type="float">
            <text:p>213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320" calcext:value-type="float">
            <text:p>2320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60" calcext:value-type="float">
            <text:p>1160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310" calcext:value-type="float">
            <text:p>2310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55" calcext:value-type="float">
            <text:p>1155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100" calcext:value-type="float">
            <text:p>210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050" calcext:value-type="float">
            <text:p>1050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290" calcext:value-type="float">
            <text:p>229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45" calcext:value-type="float">
            <text:p>1145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380" calcext:value-type="float">
            <text:p>2380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190" calcext:value-type="float">
            <text:p>119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370" calcext:value-type="float">
            <text:p>2370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85" calcext:value-type="float">
            <text:p>1185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360" calcext:value-type="float">
            <text:p>2360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180" calcext:value-type="float">
            <text:p>118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350" calcext:value-type="float">
            <text:p>235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75" calcext:value-type="float">
            <text:p>1175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240" calcext:value-type="float">
            <text:p>224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120" calcext:value-type="float">
            <text:p>112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730" calcext:value-type="float">
            <text:p>2730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365" calcext:value-type="float">
            <text:p>1365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20" calcext:value-type="float">
            <text:p>2520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260" calcext:value-type="float">
            <text:p>1260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10" calcext:value-type="float">
            <text:p>2510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55" calcext:value-type="float">
            <text:p>1255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00" calcext:value-type="float">
            <text:p>2400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490" calcext:value-type="float">
            <text:p>249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245" calcext:value-type="float">
            <text:p>1245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580" calcext:value-type="float">
            <text:p>2580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290" calcext:value-type="float">
            <text:p>1290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570" calcext:value-type="float">
            <text:p>2570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285" calcext:value-type="float">
            <text:p>1285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560" calcext:value-type="float">
            <text:p>2560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50" calcext:value-type="float">
            <text:p>2350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175" calcext:value-type="float">
            <text:p>1175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640" calcext:value-type="float">
            <text:p>264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320" calcext:value-type="float">
            <text:p>1320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730" calcext:value-type="float">
            <text:p>2730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365" calcext:value-type="float">
            <text:p>1365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720" calcext:value-type="float">
            <text:p>2720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360" calcext:value-type="float">
            <text:p>1360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710" calcext:value-type="float">
            <text:p>271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55" calcext:value-type="float">
            <text:p>1355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500" calcext:value-type="float">
            <text:p>250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50" calcext:value-type="float">
            <text:p>1250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790" calcext:value-type="float">
            <text:p>2790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395" calcext:value-type="float">
            <text:p>1395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390" calcext:value-type="float">
            <text:p>1390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35" calcext:value-type="float">
            <text:p>1335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760" calcext:value-type="float">
            <text:p>2760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80" calcext:value-type="float">
            <text:p>1380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750" calcext:value-type="float">
            <text:p>275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375" calcext:value-type="float">
            <text:p>1375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940" calcext:value-type="float">
            <text:p>2940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70" calcext:value-type="float">
            <text:p>147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830" calcext:value-type="float">
            <text:p>2830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15" calcext:value-type="float">
            <text:p>141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820" calcext:value-type="float">
            <text:p>2820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10" calcext:value-type="float">
            <text:p>141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910" calcext:value-type="float">
            <text:p>2910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55" calcext:value-type="float">
            <text:p>145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800" calcext:value-type="float">
            <text:p>28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90" calcext:value-type="float">
            <text:p>299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95" calcext:value-type="float">
            <text:p>1495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880" calcext:value-type="float">
            <text:p>288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40" calcext:value-type="float">
            <text:p>1440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870" calcext:value-type="float">
            <text:p>287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35" calcext:value-type="float">
            <text:p>1435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860" calcext:value-type="float">
            <text:p>286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30" calcext:value-type="float">
            <text:p>1430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950" calcext:value-type="float">
            <text:p>295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475" calcext:value-type="float">
            <text:p>1475</text:p>
          </table:table-cell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940" calcext:value-type="float">
            <text:p>2940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470" calcext:value-type="float">
            <text:p>1470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730" calcext:value-type="float">
            <text:p>27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65" calcext:value-type="float">
            <text:p>1365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520" calcext:value-type="float">
            <text:p>252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60" calcext:value-type="float">
            <text:p>1260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310" calcext:value-type="float">
            <text:p>231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155" calcext:value-type="float">
            <text:p>1155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100" calcext:value-type="float">
            <text:p>210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50" calcext:value-type="float">
            <text:p>1050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09:02:05.256000000</dc:date>
    <meta:editing-duration>PT10H36M53S</meta:editing-duration>
    <meta:editing-cycles>1</meta:editing-cycles>
    <meta:document-statistic meta:table-count="1" meta:cell-count="2116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45cm" svg:height="20.014cm" xlink:href=".." xlink:type="simple" chart:class="chart:line" chart:style-name="ch1">
        <chart:legend chart:legend-position="end" svg:x="27.69cm" svg:y="8.977cm" style:legend-expansion="high" chart:style-name="ch2"/>
        <chart:plot-area chart:style-name="ch3" table:cell-range-address="MaximizeFilldegree.B1:MaximizeFilldegree.C192 MaximizeFilldegree.F1:MaximizeFilldegree.F192 MaximizeFilldegree.K1:MaximizeFilldegree.K192" chart:data-source-has-labels="row" svg:x="0.632cm" svg:y="0.4cm" svg:width="26.426cm" svg:height="19.214cm">
          <chartooo:coordinate-region svg:x="1.465cm" svg:y="0.504cm" svg:width="25.456cm" svg:height="18.0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ximizeFilldegree.B2:MaximizeFilldegree.B192" chart:label-cell-address="MaximizeFilldegree.B1:MaximizeFilldegree.B1" chart:class="chart:line">
            <chart:data-point chart:repeated="191"/>
          </chart:series>
          <chart:series chart:style-name="ch7" chart:values-cell-range-address="MaximizeFilldegree.C2:MaximizeFilldegree.C192" chart:label-cell-address="MaximizeFilldegree.C1:MaximizeFilldegree.C1" chart:class="chart:line">
            <chart:data-point chart:repeated="191"/>
          </chart:series>
          <chart:series chart:style-name="ch8" chart:values-cell-range-address="MaximizeFilldegree.F2:MaximizeFilldegree.F192" chart:label-cell-address="MaximizeFilldegree.F1:MaximizeFilldegree.F1" chart:class="chart:line">
            <chart:data-point chart:repeated="191"/>
          </chart:series>
          <chart:series chart:style-name="ch9" chart:values-cell-range-address="MaximizeFilldegree.K2:MaximizeFilldegree.K192" chart:label-cell-address="MaximizeFilldegree.K1:MaximizeFilldegree.K1" chart:class="chart:line">
            <chart:data-point chart:repeated="1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Steps</text:p>
                <draw:g>
                  <svg:desc>MaximizeFilldegree.B1:MaximizeFilldegree.B1</svg:desc>
                </draw:g>
              </table:table-cell>
              <table:table-cell office:value-type="string">
                <text:p>intCountingSplits</text:p>
                <draw:g>
                  <svg:desc>MaximizeFilldegree.C1:MaximizeFilldegree.C1</svg:desc>
                </draw:g>
              </table:table-cell>
              <table:table-cell office:value-type="string">
                <text:p>avgFilldegree</text:p>
                <draw:g>
                  <svg:desc>MaximizeFilldegree.F1:MaximizeFilldegree.F1</svg:desc>
                </draw:g>
              </table:table-cell>
              <table:table-cell office:value-type="string">
                <text:p>timeTotal</text:p>
                <draw:g>
                  <svg:desc>MaximizeFilldegree.K1:MaximizeFilldegre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MaximizeFilldegree.B2:MaximizeFilldegree.B192</svg:desc>
                </draw:g>
              </table:table-cell>
              <table:table-cell office:value-type="float" office:value="4">
                <text:p>4</text:p>
                <draw:g>
                  <svg:desc>MaximizeFilldegree.C2:MaximizeFilldegree.C192</svg:desc>
                </draw:g>
              </table:table-cell>
              <table:table-cell office:value-type="float" office:value="93">
                <text:p>93</text:p>
                <draw:g>
                  <svg:desc>MaximizeFilldegree.F2:MaximizeFilldegree.F192</svg:desc>
                </draw:g>
              </table:table-cell>
              <table:table-cell office:value-type="float" office:value="14">
                <text:p>14</text:p>
                <draw:g>
                  <svg:desc>MaximizeFilldegree.K2:MaximizeFilldegree.K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93">
                <text:p>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97">
                <text:p>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7">
                <text:p>9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8">
                <text:p>9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7">
                <text:p>9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7">
                <text:p>9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97">
                <text:p>9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97">
                <text:p>9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98">
                <text:p>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98">
                <text:p>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98">
                <text:p>9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97">
                <text:p>9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97">
                <text:p>9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98">
                <text:p>9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98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98">
                <text:p>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98">
                <text:p>9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22">
                <text:p>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